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上階のよ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は、ここで浴びられる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は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大丈夫で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、服がこすれるだけで・・・ぅ、か、
感じすぎてしまい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、これ以上・・・う・・・動いたら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せよ、ここらへんが限界みたい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目当てのありがたい光ってど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たところ、光を発するようなオブジェは
あ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そこのタイマツの火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火の明かりを浴びればい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世辞にも“破邪”といった感じはし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そこの宝箱開けてみ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案外、“破邪の光”っていうアイテムかも
しれない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他にあてもないし。　中をのぞいて
みてもいいかし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じゃじゃじゃーーーん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全国のホータイファンのみんなーーー！！
　お待たせ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ホータイ☆アイドル、ミララちゃん！！
　ただいま華麗に参ーー上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額を撃てばいいのカ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ちょっとーー！！　かよわいホータイっ娘に
　向かってそれはないでしょ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敵じゃないし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何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何って言われても、ミララちゃんはミララちゃん
　だよ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、精霊王のこむさんなら、分かります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・・・さっぱり見当もつ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とやらに、1つ尋ね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金字塔のどこかで“破邪の光”を浴びる
ことができると聞いてや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知ら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あーーーれーーー！！　それって
　ミララちゃんのことじゃーーーん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どゆこと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ねー、ホータイアイドルを
　始める前は、あらゆる呪術を解く不思議な
　力を使ってみんなの役に立ってた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でついたあだ名が“破邪の光”なんだ
　よーー！！　びっくり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れが本当なら、治療してもらいたい者が
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身が感じまくっちゃって、アヘアヘ状態なんだ
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/////</text:p>
          </table:table-cell>
          <table:table-cell table:style-name="ce0" office:value-type="string">
            <text:p>Map012</text:p>
          </table:table-cell>
          <table:table-cell table:style-name="ce0"/>
          <table:table-cell table:style-name="ce0" office:value-type="string">
            <text:p>... /////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ありまー、それは厄介な呪術だね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治療してあげてもいいけどー、
　ほら、ミララちゃんってインドア派じゃ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疲れることって苦手なんだー！　今はもう
　アイドルだし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アイドルの方がよっぽど体力使うと思う
　けど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ー、どうしても呪術を解いてほしいなら
　－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なりの力を示してもらおっかな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やっほーミララちゃーん久しぶり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なんかおもしろそうじゃーん！　暇だから、
　あたいも加勢する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おー！　カニエル姉さんお久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いいけど、あんまりマジになっちゃだめ
　だからね～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もちろん分かってるって！
　んじゃ、行く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っけーい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痛ったーーーーーい！！　涙で脱水
　しちゃーーーーーう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時間が惜しい。　治療を頼む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なんか冷たーい、ミララちゃん鬼凹～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てゆーか、そろそろ効果出てると思うけど
　なー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？　効果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そう言えばいつの間にか、感覚が
落ち着い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なの？　どういうこ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ミララちゃんってね、生まれつき生体オーラに
　神聖な癒しの力があるっぽ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だから、ミララちゃんの近くにいるだけで
　じわじわ呪いが解けていくんだ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さっき戦ってる間にルミィさんの呪いは
消えちゃったん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ちにしても、戦う意味は無かった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　おかげで元の体に
戻ることができ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聖な癒しの生体オーラ・・・素晴らし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わーーい！！　ほめられた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礼を言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は時間が無いが、何か困ったことがあれば
力を貸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うーん、特に何も困ってないかなー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それにミララちゃん、また眠くなって
　きちゃった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もう寝るね！！　100年後くらいに、また
　会おうねー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おやすみイカスミ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そんじゃあたいも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天使カニエル
「さらばだにタラバガニーーー☆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っきょく何だった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く分からないが、目的は果たせ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。　本当に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そく戻って干渉剤の製作に取り掛かりたいと
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よう！　ここ、もう暑くて暑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お城に戻り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ミララちゃん
「むにゃむ・・・もう食べらんないよぉ☆
　ZZZ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に移動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9+01:00</meta:creation-date>
    <dc:date>2020-02-11T20:00:0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